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b1b" officeooo:paragraph-rsid="0011cb1b"/>
    </style:style>
    <style:style style:name="P2" style:family="paragraph" style:parent-style-name="Standard">
      <style:text-properties officeooo:rsid="00131f1f" officeooo:paragraph-rsid="00131f1f"/>
    </style:style>
    <style:style style:name="P3" style:family="paragraph" style:parent-style-name="Standard">
      <style:text-properties officeooo:rsid="00161599" officeooo:paragraph-rsid="00161599"/>
    </style:style>
    <style:style style:name="P4" style:family="paragraph" style:parent-style-name="Standard">
      <style:text-properties officeooo:rsid="00167135" officeooo:paragraph-rsid="00167135"/>
    </style:style>
    <style:style style:name="P5" style:family="paragraph" style:parent-style-name="Standard">
      <style:text-properties officeooo:rsid="00176abf" officeooo:paragraph-rsid="00176abf"/>
    </style:style>
    <style:style style:name="P6" style:family="paragraph" style:parent-style-name="Standard">
      <style:text-properties officeooo:rsid="001967fc" officeooo:paragraph-rsid="001967fc"/>
    </style:style>
    <style:style style:name="T1" style:family="text">
      <style:text-properties officeooo:rsid="0013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</text:span>it init: inicia repositorio</text:p>
      <text:p text:style-name="P1">git status: da el estado del repositorio</text:p>
      <text:p text:style-name="P2">git log: da el historico de commits</text:p>
      <text:p text:style-name="P1">git commit: da seguimiento a los archivos</text:p>
      <text:p text:style-name="P1">git config --global user.name “nombre”: configuro el nombre del usuario que hace el seguimiento</text:p>
      <text:p text:style-name="P1">git config --global user.email “email”: configuro el email de usuario que hace el seguimiento</text:p>
      <text:p text:style-name="P1">git checkout – archivo.txt: remuevo el archivo.txt a un punto anterior</text:p>
      <text:p text:style-name="P1">git diff: diferencias entre arichivos</text:p>
      <text:p text:style-name="P3">.gitingore: creando este archivo y colocando las carptas o archivos dentro de este, se ignoran estos archivos dentro de la rama principal</text:p>
      <text:p text:style-name="P4">git commit -m”mensaje”: hace el commit y agrega el mensaje</text:p>
      <text:p text:style-name="P5">git branch: muesta la rama (master si se esta en la princial)</text:p>
      <text:p text:style-name="P5">git branch nombre: crea una rama con el nombre </text:p>
      <text:p text:style-name="P5">git checkout otrarama: cambia a la rama otrarama</text:p>
      <text:p text:style-name="P6">git add. : agrega todas los archivos a la zona de trabajo en la ra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2:59:47.718589504</meta:creation-date>
    <dc:date>2022-08-12T00:00:08.995364766</dc:date>
    <meta:editing-duration>PT16M2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46" meta:character-count="858" meta:non-whitespace-character-count="726"/>
  </office:meta>
</office:document-meta>
</file>